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19.42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6.69mm"/>
    </style:style>
    <style:style style:name="co7" style:family="table-column">
      <style:table-column-properties fo:break-before="auto" style:column-width="28.4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10.7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/>
      <table:table table:name="summar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Lon</text:p>
          </table:table-cell>
          <table:table-cell table:style-name="ce1" office:value-type="string" calcext:value-type="string">
            <text:p>FoxLat</text:p>
          </table:table-cell>
          <table:table-cell table:style-name="ce1" office:value-type="string" calcext:value-type="string">
            <text:p>FoxLon</text:p>
          </table:table-cell>
          <table:table-cell table:style-name="ce1" office:value-type="string" calcext:value-type="string">
            <text:p>Measured Angle</text:p>
          </table:table-cell>
          <table:table-cell table:style-name="ce1" office:value-type="string" calcext:value-type="string">
            <text:p>Actual Angle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Abs Error</text:p>
          </table:table-cell>
          <table:table-cell table:style-name="ce1" office:value-type="string" calcext:value-type="string">
            <text:p>Average error</text:p>
          </table:table-cell>
        </table:table-row>
        <table:table-row table:style-name="ro1">
          <table:table-cell office:value-type="string" calcext:value-type="string">
            <text:p>2016-07-14</text:p>
          </table:table-cell>
          <table:table-cell office:value-type="string" calcext:value-type="string">
            <text:p>00:00</text:p>
          </table:table-cell>
          <table:table-cell office:value-type="float" office:value="52.416321" calcext:value-type="float">
            <text:p>52.416321</text:p>
          </table:table-cell>
          <table:table-cell office:value-type="float" office:value="-4.061475" calcext:value-type="float">
            <text:p>-4.061475</text:p>
          </table:table-cell>
          <table:table-cell office:value-type="float" office:value="52.37864" calcext:value-type="float">
            <text:p>52.37864</text:p>
          </table:table-cell>
          <table:table-cell office:value-type="float" office:value="-3.97003" calcext:value-type="float">
            <text:p>-3.97003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table:formula="of:=ABS([.I2]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2016-07-14</text:p>
          </table:table-cell>
          <table:table-cell office:value-type="string" calcext:value-type="string">
            <text:p>00:00</text:p>
          </table:table-cell>
          <table:table-cell office:value-type="float" office:value="52.410299" calcext:value-type="float">
            <text:p>52.410299</text:p>
          </table:table-cell>
          <table:table-cell office:value-type="float" office:value="-4.009733" calcext:value-type="float">
            <text:p>-4.009733</text:p>
          </table:table-cell>
          <table:table-cell office:value-type="float" office:value="52.37864" calcext:value-type="float">
            <text:p>52.37864</text:p>
          </table:table-cell>
          <table:table-cell office:value-type="float" office:value="-3.97003" calcext:value-type="float">
            <text:p>-3.97003</text:p>
          </table:table-cell>
          <table:table-cell office:value-type="float" office:value="142" calcext:value-type="float">
            <text:p>142</text:p>
          </table:table-cell>
          <table:table-cell office:value-type="float" office:value="135" calcext:value-type="float">
            <text:p>135</text:p>
          </table:table-cell>
          <table:table-cell office:value-type="float" office:value="7" calcext:value-type="float">
            <text:p>7</text:p>
          </table:table-cell>
          <table:table-cell table:formula="of:=ABS([.I3]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2016-07-14</text:p>
          </table:table-cell>
          <table:table-cell office:value-type="string" calcext:value-type="string">
            <text:p>00:00</text:p>
          </table:table-cell>
          <table:table-cell office:value-type="float" office:value="52.386217" calcext:value-type="float">
            <text:p>52.386217</text:p>
          </table:table-cell>
          <table:table-cell office:value-type="float" office:value="-3.950485" calcext:value-type="float">
            <text:p>-3.950485</text:p>
          </table:table-cell>
          <table:table-cell office:value-type="float" office:value="52.37864" calcext:value-type="float">
            <text:p>52.37864</text:p>
          </table:table-cell>
          <table:table-cell office:value-type="float" office:value="-3.97003" calcext:value-type="float">
            <text:p>-3.97003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57" calcext:value-type="float">
            <text:p>57</text:p>
          </table:table-cell>
          <table:table-cell table:formula="of:=ABS([.I4])" office:value-type="float" office:value="57" calcext:value-type="float">
            <text:p>57</text:p>
          </table:table-cell>
          <table:table-cell table:formula="of:=AVERAGE([.J2:.J4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05-11</text:p>
          </table:table-cell>
          <table:table-cell office:value-type="string" calcext:value-type="string">
            <text:p>00:00</text:p>
          </table:table-cell>
          <table:table-cell office:value-type="float" office:value="52.417419" calcext:value-type="float">
            <text:p>52.417419</text:p>
          </table:table-cell>
          <table:table-cell office:value-type="float" office:value="-4.058581" calcext:value-type="float">
            <text:p>-4.058581</text:p>
          </table:table-cell>
          <table:table-cell office:value-type="float" office:value="52.37014" calcext:value-type="float">
            <text:p>52.37014</text:p>
          </table:table-cell>
          <table:table-cell office:value-type="float" office:value="-3.92631" calcext:value-type="float">
            <text:p>-3.92631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-14" calcext:value-type="float">
            <text:p>-14</text:p>
          </table:table-cell>
          <table:table-cell table:formula="of:=ABS([.I5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17-05-11</text:p>
          </table:table-cell>
          <table:table-cell office:value-type="string" calcext:value-type="string">
            <text:p>00:00</text:p>
          </table:table-cell>
          <table:table-cell office:value-type="float" office:value="52.397657" calcext:value-type="float">
            <text:p>52.397657</text:p>
          </table:table-cell>
          <table:table-cell office:value-type="float" office:value="-4.033072" calcext:value-type="float">
            <text:p>-4.033072</text:p>
          </table:table-cell>
          <table:table-cell office:value-type="float" office:value="52.37014" calcext:value-type="float">
            <text:p>52.37014</text:p>
          </table:table-cell>
          <table:table-cell office:value-type="float" office:value="-3.92631" calcext:value-type="float">
            <text:p>-3.92631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-2" calcext:value-type="float">
            <text:p>-2</text:p>
          </table:table-cell>
          <table:table-cell table:formula="of:=ABS([.I6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2017-05-11</text:p>
          </table:table-cell>
          <table:table-cell office:value-type="string" calcext:value-type="string">
            <text:p>00:00</text:p>
          </table:table-cell>
          <table:table-cell office:value-type="float" office:value="52.382405" calcext:value-type="float">
            <text:p>52.382405</text:p>
          </table:table-cell>
          <table:table-cell office:value-type="float" office:value="-3.939348" calcext:value-type="float">
            <text:p>-3.939348</text:p>
          </table:table-cell>
          <table:table-cell office:value-type="float" office:value="52.37014" calcext:value-type="float">
            <text:p>52.37014</text:p>
          </table:table-cell>
          <table:table-cell office:value-type="float" office:value="-3.92631" calcext:value-type="float">
            <text:p>-3.92631</text:p>
          </table:table-cell>
          <table:table-cell office:value-type="float" office:value="147" calcext:value-type="float">
            <text:p>147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table:formula="of:=ABS([.I7]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2017-05-11</text:p>
          </table:table-cell>
          <table:table-cell office:value-type="string" calcext:value-type="string">
            <text:p>00:00</text:p>
          </table:table-cell>
          <table:table-cell office:value-type="float" office:value="52.365198" calcext:value-type="float">
            <text:p>52.365198</text:p>
          </table:table-cell>
          <table:table-cell office:value-type="float" office:value="-3.892805" calcext:value-type="float">
            <text:p>-3.892805</text:p>
          </table:table-cell>
          <table:table-cell office:value-type="float" office:value="52.37014" calcext:value-type="float">
            <text:p>52.37014</text:p>
          </table:table-cell>
          <table:table-cell office:value-type="float" office:value="-3.92631" calcext:value-type="float">
            <text:p>-3.92631</text:p>
          </table:table-cell>
          <table:table-cell office:value-type="float" office:value="283" calcext:value-type="float">
            <text:p>283</text:p>
          </table:table-cell>
          <table:table-cell office:value-type="float" office:value="310" calcext:value-type="float">
            <text:p>310</text:p>
          </table:table-cell>
          <table:table-cell office:value-type="float" office:value="-26" calcext:value-type="float">
            <text:p>-26</text:p>
          </table:table-cell>
          <table:table-cell table:formula="of:=ABS([.I8])" office:value-type="float" office:value="26" calcext:value-type="float">
            <text:p>26</text:p>
          </table:table-cell>
          <table:table-cell table:formula="of:=AVERAGE([.J5:.J8])" office:value-type="float" office:value="13.5" calcext:value-type="float">
            <text:p>13.5</text:p>
          </table:table-cell>
        </table:table-row>
        <table:table-row table:style-name="ro1">
          <table:table-cell office:value-type="string" calcext:value-type="string">
            <text:p>2018-05-10</text:p>
          </table:table-cell>
          <table:table-cell office:value-type="string" calcext:value-type="string">
            <text:p>19:00</text:p>
          </table:table-cell>
          <table:table-cell office:value-type="float" office:value="52.416415" calcext:value-type="float">
            <text:p>52.416415</text:p>
          </table:table-cell>
          <table:table-cell office:value-type="float" office:value="-4.053497" calcext:value-type="float">
            <text:p>-4.053497</text:p>
          </table:table-cell>
          <table:table-cell office:value-type="float" office:value="52.33988" calcext:value-type="float">
            <text:p>52.33988</text:p>
          </table:table-cell>
          <table:table-cell office:value-type="float" office:value="-3.89966" calcext:value-type="float">
            <text:p>-3.89966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ABS([.I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2018-05-10</text:p>
          </table:table-cell>
          <table:table-cell office:value-type="string" calcext:value-type="string">
            <text:p>20:11</text:p>
          </table:table-cell>
          <table:table-cell office:value-type="float" office:value="52.357642" calcext:value-type="float">
            <text:p>52.357642</text:p>
          </table:table-cell>
          <table:table-cell office:value-type="float" office:value="-3.957664" calcext:value-type="float">
            <text:p>-3.957664</text:p>
          </table:table-cell>
          <table:table-cell office:value-type="float" office:value="52.33988" calcext:value-type="float">
            <text:p>52.33988</text:p>
          </table:table-cell>
          <table:table-cell office:value-type="float" office:value="-3.89966" calcext:value-type="float">
            <text:p>-3.89966</text:p>
          </table:table-cell>
          <table:table-cell office:value-type="float" office:value="116" calcext:value-type="float">
            <text:p>116</text:p>
          </table:table-cell>
          <table:table-cell office:value-type="float" office:value="135" calcext:value-type="float">
            <text:p>135</text:p>
          </table:table-cell>
          <table:table-cell office:value-type="float" office:value="-18" calcext:value-type="float">
            <text:p>-18</text:p>
          </table:table-cell>
          <table:table-cell table:formula="of:=ABS([.I10]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2018-05-10</text:p>
          </table:table-cell>
          <table:table-cell office:value-type="string" calcext:value-type="string">
            <text:p>20:20</text:p>
          </table:table-cell>
          <table:table-cell office:value-type="float" office:value="52.32591" calcext:value-type="float">
            <text:p>52.32591</text:p>
          </table:table-cell>
          <table:table-cell office:value-type="float" office:value="-3.923534" calcext:value-type="float">
            <text:p>-3.923534</text:p>
          </table:table-cell>
          <table:table-cell office:value-type="float" office:value="52.33988" calcext:value-type="float">
            <text:p>52.33988</text:p>
          </table:table-cell>
          <table:table-cell office:value-type="float" office:value="-3.89966" calcext:value-type="float">
            <text:p>-3.89966</text:p>
          </table:table-cell>
          <table:table-cell office:value-type="float" office:value="46" calcext:value-type="float">
            <text:p>46</text:p>
          </table:table-cell>
          <table:table-cell office:value-type="float" office:value="160" calcext:value-type="float">
            <text:p>160</text:p>
          </table:table-cell>
          <table:table-cell office:value-type="float" office:value="-113" calcext:value-type="float">
            <text:p>-113</text:p>
          </table:table-cell>
          <table:table-cell table:formula="of:=ABS([.I11])"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2018-05-10</text:p>
          </table:table-cell>
          <table:table-cell office:value-type="string" calcext:value-type="string">
            <text:p>20:26</text:p>
          </table:table-cell>
          <table:table-cell office:value-type="float" office:value="52.306268" calcext:value-type="float">
            <text:p>52.306268</text:p>
          </table:table-cell>
          <table:table-cell office:value-type="float" office:value="-3.917832" calcext:value-type="float">
            <text:p>-3.917832</text:p>
          </table:table-cell>
          <table:table-cell office:value-type="float" office:value="52.33988" calcext:value-type="float">
            <text:p>52.33988</text:p>
          </table:table-cell>
          <table:table-cell office:value-type="float" office:value="-3.89966" calcext:value-type="float">
            <text:p>-3.89966</text:p>
          </table:table-cell>
          <table:table-cell office:value-type="float" office:value="18" calcext:value-type="float">
            <text:p>18</text:p>
          </table:table-cell>
          <table:table-cell office:value-type="float" office:value="135" calcext:value-type="float">
            <text:p>135</text:p>
          </table:table-cell>
          <table:table-cell office:value-type="float" office:value="-116" calcext:value-type="float">
            <text:p>-116</text:p>
          </table:table-cell>
          <table:table-cell table:formula="of:=ABS([.I12])"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2018-05-10</text:p>
          </table:table-cell>
          <table:table-cell office:value-type="string" calcext:value-type="string">
            <text:p>20:43</text:p>
          </table:table-cell>
          <table:table-cell office:value-type="float" office:value="52.277413" calcext:value-type="float">
            <text:p>52.277413</text:p>
          </table:table-cell>
          <table:table-cell office:value-type="float" office:value="-3.851413" calcext:value-type="float">
            <text:p>-3.851413</text:p>
          </table:table-cell>
          <table:table-cell office:value-type="float" office:value="52.33988" calcext:value-type="float">
            <text:p>52.33988</text:p>
          </table:table-cell>
          <table:table-cell office:value-type="float" office:value="-3.89966" calcext:value-type="float">
            <text:p>-3.89966</text:p>
          </table:table-cell>
          <table:table-cell office:value-type="float" office:value="334" calcext:value-type="float">
            <text:p>334</text:p>
          </table:table-cell>
          <table:table-cell office:value-type="float" office:value="90" calcext:value-type="float">
            <text:p>90</text:p>
          </table:table-cell>
          <table:table-cell office:value-type="float" office:value="-115" calcext:value-type="float">
            <text:p>-115</text:p>
          </table:table-cell>
          <table:table-cell table:formula="of:=ABS([.I13])" office:value-type="float" office:value="115" calcext:value-type="float">
            <text:p>115</text:p>
          </table:table-cell>
          <table:table-cell table:formula="of:=AVERAGE([.J9:.J13])" office:value-type="float" office:value="72.4" calcext:value-type="float">
            <text:p>72.4</text:p>
          </table:table-cell>
        </table:table-row>
        <table:table-row table:style-name="ro1">
          <table:table-cell office:value-type="string" calcext:value-type="string">
            <text:p>2019-05-09</text:p>
          </table:table-cell>
          <table:table-cell office:value-type="string" calcext:value-type="string">
            <text:p>19:36</text:p>
          </table:table-cell>
          <table:table-cell office:value-type="float" office:value="52.430179" calcext:value-type="float">
            <text:p>52.430179</text:p>
          </table:table-cell>
          <table:table-cell office:value-type="float" office:value="-4.026812" calcext:value-type="float">
            <text:p>-4.026812</text:p>
          </table:table-cell>
          <table:table-cell office:value-type="float" office:value="52.46527" calcext:value-type="float">
            <text:p>52.46527</text:p>
          </table:table-cell>
          <table:table-cell office:value-type="float" office:value="-4.05025" calcext:value-type="float">
            <text:p>-4.05025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table:formula="of:=ABS([.I14]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2019-05-09</text:p>
          </table:table-cell>
          <table:table-cell office:value-type="string" calcext:value-type="string">
            <text:p>19:44</text:p>
          </table:table-cell>
          <table:table-cell office:value-type="float" office:value="52.452851" calcext:value-type="float">
            <text:p>52.452851</text:p>
          </table:table-cell>
          <table:table-cell office:value-type="float" office:value="-3.973577" calcext:value-type="float">
            <text:p>-3.973577</text:p>
          </table:table-cell>
          <table:table-cell office:value-type="float" office:value="52.46527" calcext:value-type="float">
            <text:p>52.46527</text:p>
          </table:table-cell>
          <table:table-cell office:value-type="float" office:value="-4.05025" calcext:value-type="float">
            <text:p>-4.05025</text:p>
          </table:table-cell>
          <table:table-cell office:value-type="float" office:value="284" calcext:value-type="float">
            <text:p>284</text:p>
          </table:table-cell>
          <table:table-cell office:value-type="float" office:value="270" calcext:value-type="float">
            <text:p>270</text:p>
          </table:table-cell>
          <table:table-cell office:value-type="float" office:value="14" calcext:value-type="float">
            <text:p>14</text:p>
          </table:table-cell>
          <table:table-cell table:formula="of:=ABS([.I15]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019-05-09</text:p>
          </table:table-cell>
          <table:table-cell office:value-type="string" calcext:value-type="string">
            <text:p>20:02</text:p>
          </table:table-cell>
          <table:table-cell office:value-type="float" office:value="52.455787" calcext:value-type="float">
            <text:p>52.455787</text:p>
          </table:table-cell>
          <table:table-cell office:value-type="float" office:value="-4.043411" calcext:value-type="float">
            <text:p>-4.043411</text:p>
          </table:table-cell>
          <table:table-cell office:value-type="float" office:value="52.46527" calcext:value-type="float">
            <text:p>52.46527</text:p>
          </table:table-cell>
          <table:table-cell office:value-type="float" office:value="-4.05025" calcext:value-type="float">
            <text:p>-4.05025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table:formula="of:=ABS([.I16])" office:value-type="float" office:value="23" calcext:value-type="float">
            <text:p>23</text:p>
          </table:table-cell>
          <table:table-cell table:formula="of:=AVERAGE([.J14:.J16])" office:value-type="float" office:value="19.6666666666667" calcext:value-type="float">
            <text:p>19.6666666667</text:p>
          </table:table-cell>
        </table:table-row>
        <table:table-row table:style-name="ro1">
          <table:table-cell table:style-name="Default" table:number-columns-repeated="2"/>
          <table:table-cell table:number-columns-repeated="8"/>
          <table:table-cell table:formula="of:=AVERAGE([.J2:.J16])" office:value-type="float" office:value="36.4666666666667" calcext:value-type="float">
            <text:p>36.4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4T23:04:51.897304244</dc:date>
    <dc:creator>Colin Sauze</dc:creator>
    <meta:editing-duration>PT7M46S</meta:editing-duration>
    <meta:editing-cycles>1</meta:editing-cycles>
    <meta:document-statistic meta:table-count="1" meta:cell-count="166" meta:object-count="0"/>
    <meta:generator>LibreOffice/5.1.6.2$Linux_X86_64 LibreOffice_project/10m0$Build-2</meta:generator>
  </office:meta>
</office:document-meta>
</file>